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07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cccc00"/>
    </style:style>
    <style:style style:name="ce3" style:family="table-cell" style:parent-style-name="Default">
      <style:table-cell-properties fo:background-color="#9966cc"/>
    </style:style>
    <style:style style:name="ce4" style:family="table-cell" style:parent-style-name="Default">
      <style:table-cell-properties fo:background-color="#ff336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torageBudg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otal Maximum Allotted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/>
          <table:table-cell table:formula="of:=[.B1]*[.C1]+[.D1]" office:value-type="float" office:value="65536">
            <text:p>6553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Lines</text:p>
          </table:table-cell>
          <table:table-cell office:value-type="string">
            <text:p>Width</text:p>
          </table:table-cell>
          <table:table-cell office:value-type="string">
            <text:p>Fixed Bits</text:p>
          </table:table-cell>
          <table:table-cell office:value-type="string">
            <text:p>Total Bit Size</text:p>
          </table:table-cell>
          <table:table-cell office:value-type="string">
            <text:p>Total Entries</text:p>
          </table:table-cell>
          <table:table-cell table:number-columns-repeated="5"/>
        </table:table-row>
        <table:table-row table:style-name="ro1">
          <table:table-cell office:value-type="string">
            <text:p>Alpha Predictor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LocalHisT</text:p>
          </table:table-cell>
          <table:table-cell office:value-type="float" office:value="1024">
            <text:p>102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5]*[.C5]+[.D5]" office:value-type="float" office:value="10240">
            <text:p>1024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LocalPT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]*[.C6]+[.D6]" office:value-type="float" office:value="3072">
            <text:p>307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GlobalPT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7]*[.C7]+[.D7]" office:value-type="float" office:value="8192">
            <text:p>819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ChoicePT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8]*[.C8]+[.D8]" office:value-type="float" office:value="8192">
            <text:p>819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PathHist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[.B9]*[.C9]+[.D9]" office:value-type="float" office:value="11">
            <text:p>11</text:p>
          </table:table-cell>
          <table:table-cell table:number-columns-repeated="6"/>
        </table:table-row>
        <table:table-row table:style-name="ro3" table:number-rows-repeated="2">
          <table:table-cell table:number-columns-repeated="11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5:.E9])" office:value-type="float" office:value="29707">
            <text:p>29707</text:p>
          </table:table-cell>
          <table:table-cell table:number-columns-repeated="6"/>
        </table:table-row>
        <table:table-row table:style-name="ro1">
          <table:table-cell office:value-type="string">
            <text:p>Remaining</text:p>
          </table:table-cell>
          <table:table-cell table:number-columns-repeated="3"/>
          <table:table-cell table:style-name="ce3" table:formula="of:=[.E1]-[.E12]" office:value-type="float" office:value="35829">
            <text:p>35829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1">
          <table:table-cell/>
          <table:table-cell office:value-type="string">
            <text:p>Lines</text:p>
          </table:table-cell>
          <table:table-cell office:value-type="string">
            <text:p>Width</text:p>
          </table:table-cell>
          <table:table-cell office:value-type="string">
            <text:p>Fixed Bits</text:p>
          </table:table-cell>
          <table:table-cell office:value-type="string">
            <text:p>Total Bit Size</text:p>
          </table:table-cell>
          <table:table-cell office:value-type="string">
            <text:p>Total Entries</text:p>
          </table:table-cell>
          <table:table-cell/>
          <table:table-cell office:value-type="string">
            <text:p>ways</text:p>
          </table:table-cell>
          <table:table-cell office:value-type="string">
            <text:p>LRU Over Head</text:p>
          </table:table-cell>
          <table:table-cell office:value-type="string">
            <text:p>tag size</text:p>
          </table:table-cell>
          <table:table-cell office:value-type="string">
            <text:p>way size</text:p>
          </table:table-cell>
        </table:table-row>
        <table:table-row table:style-name="ro1">
          <table:table-cell office:value-type="string">
            <text:p>Branch Target Buffer</text:p>
          </table:table-cell>
          <table:table-cell table:number-columns-repeated="10"/>
        </table:table-row>
        <table:table-row table:style-name="ro1">
          <table:table-cell office:value-type="string">
            <text:p>Full PC Direct Mapped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B17]*[.C17]+[.D17]" office:value-type="float" office:value="8192">
            <text:p>8192</text:p>
          </table:table-cell>
          <table:table-cell table:formula="of:=[.B17]*[.H17]" office:value-type="float" office:value="256">
            <text:p>256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2 way set associative</text:p>
          </table:table-cell>
          <table:table-cell office:value-type="float" office:value="128">
            <text:p>128</text:p>
          </table:table-cell>
          <table:table-cell table:formula="of:=[.H18]*([.J18]+[.K18])+[.I18]"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.B18]*[.C18]+[.D18]" office:value-type="float" office:value="14720">
            <text:p>14720</text:p>
          </table:table-cell>
          <table:table-cell table:formula="of:=[.B18]*[.H18]" office:value-type="float" office:value="256">
            <text:p>256</text:p>
          </table:table-cell>
          <table:table-cell/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32 - LOG([.B18];2)" office:value-type="float" office:value="25">
            <text:p>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4 way set associative</text:p>
          </table:table-cell>
          <table:table-cell office:value-type="float" office:value="64">
            <text:p>64</text:p>
          </table:table-cell>
          <table:table-cell table:formula="of:=[.H19]*([.J19]+[.K19])+[.I19]" office:value-type="float" office:value="236">
            <text:p>236</text:p>
          </table:table-cell>
          <table:table-cell office:value-type="float" office:value="0">
            <text:p>0</text:p>
          </table:table-cell>
          <table:table-cell table:style-name="ce4" table:formula="of:=[.B19]*[.C19]+[.D19]" office:value-type="float" office:value="15104">
            <text:p>15104</text:p>
          </table:table-cell>
          <table:table-cell table:formula="of:=[.B19]*[.H19]" office:value-type="float" office:value="256">
            <text:p>256</text:p>
          </table:table-cell>
          <table:table-cell/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32 - LOG([.B19];2)" office:value-type="float" office:value="26">
            <text:p>2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8 way set associative</text:p>
          </table:table-cell>
          <table:table-cell office:value-type="float" office:value="32">
            <text:p>32</text:p>
          </table:table-cell>
          <table:table-cell table:formula="of:=[.H20]*([.J20]+[.K20])+[.I20]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f:=[.B20]*[.C20]+[.D20]" office:value-type="float" office:value="15360">
            <text:p>15360</text:p>
          </table:table-cell>
          <table:table-cell table:formula="of:=[.B20]*[.H20]" office:value-type="float" office:value="256">
            <text:p>256</text:p>
          </table:table-cell>
          <table:table-cell/>
          <table:table-cell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32 - LOG([.B20];2)" office:value-type="float" office:value="27">
            <text:p>2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 way hash associative</text:p>
          </table:table-cell>
          <table:table-cell office:value-type="float" office:value="128">
            <text:p>128</text:p>
          </table:table-cell>
          <table:table-cell table:formula="of:=[.H21]*([.J21]+[.K21])+[.I21]"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.B21]*[.C21]+[.D21]" office:value-type="float" office:value="14208">
            <text:p>14208</text:p>
          </table:table-cell>
          <table:table-cell table:formula="of:=[.B21]*[.H21]" office:value-type="float" office:value="256">
            <text:p>256</text:p>
          </table:table-cell>
          <table:table-cell/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32 - LOG([.B21];2) - 2" office:value-type="float" office:value="23">
            <text:p>2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4 way hash associative</text:p>
          </table:table-cell>
          <table:table-cell office:value-type="float" office:value="64">
            <text:p>64</text:p>
          </table:table-cell>
          <table:table-cell table:formula="of:=[.H22]*([.J22]+[.K22])+[.I22]" office:value-type="float" office:value="228">
            <text:p>228</text:p>
          </table:table-cell>
          <table:table-cell office:value-type="float" office:value="0">
            <text:p>0</text:p>
          </table:table-cell>
          <table:table-cell table:style-name="ce5" table:formula="of:=[.B22]*[.C22]+[.D22]" office:value-type="float" office:value="14592">
            <text:p>14592</text:p>
          </table:table-cell>
          <table:table-cell table:formula="of:=[.B22]*[.H22]" office:value-type="float" office:value="256">
            <text:p>256</text:p>
          </table:table-cell>
          <table:table-cell/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32 - LOG([.B22];2) - 2"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8 way hash associative</text:p>
          </table:table-cell>
          <table:table-cell office:value-type="float" office:value="32">
            <text:p>32</text:p>
          </table:table-cell>
          <table:table-cell table:formula="of:=[.H23]*([.J23]+[.K23])+[.I23]" office:value-type="float" office:value="464">
            <text:p>464</text:p>
          </table:table-cell>
          <table:table-cell office:value-type="float" office:value="0">
            <text:p>0</text:p>
          </table:table-cell>
          <table:table-cell table:formula="of:=[.B23]*[.C23]+[.D23]" office:value-type="float" office:value="14848">
            <text:p>14848</text:p>
          </table:table-cell>
          <table:table-cell table:formula="of:=[.B23]*[.H23]" office:value-type="float" office:value="256">
            <text:p>256</text:p>
          </table:table-cell>
          <table:table-cell/>
          <table:table-cell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32 - LOG([.B23];2) - 2" office:value-type="float" office:value="25">
            <text:p>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7"/>
          <table:table-cell table:style-name="ce6"/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ways</text:p>
          </table:table-cell>
          <table:table-cell office:value-type="string">
            <text:p>LRU Over Head</text:p>
          </table:table-cell>
          <table:table-cell office:value-type="string">
            <text:p>tag size</text:p>
          </table:table-cell>
          <table:table-cell office:value-type="string">
            <text:p>way size</text:p>
          </table:table-cell>
        </table:table-row>
        <table:table-row table:style-name="ro1">
          <table:table-cell office:value-type="string">
            <text:p>PC Rel Target Buffer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Direct Mapped</text:p>
          </table:table-cell>
          <table:table-cell office:value-type="float" office:value="512">
            <text:p>512</text:p>
          </table:table-cell>
          <table:table-cell table:formula="of:=[.H27]*([.J27]+[.K27])+[.I27]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7]*[.C27]+[.D27]" office:value-type="float" office:value="5632">
            <text:p>5632</text:p>
          </table:table-cell>
          <table:table-cell table:formula="of:=[.B27]*[.H27]" office:value-type="float" office:value="512">
            <text:p>512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 way set associative</text:p>
          </table:table-cell>
          <table:table-cell office:value-type="float" office:value="256">
            <text:p>256</text:p>
          </table:table-cell>
          <table:table-cell table:formula="of:=[.H28]*([.J28]+[.K28])+[.I28]"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B28]*[.C28]+[.D28]" office:value-type="float" office:value="18176">
            <text:p>18176</text:p>
          </table:table-cell>
          <table:table-cell table:formula="of:=[.B28]*[.H28]" office:value-type="float" office:value="512">
            <text:p>512</text:p>
          </table:table-cell>
          <table:table-cell/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32 - LOG([.B28];2)"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 way set associative</text:p>
          </table:table-cell>
          <table:table-cell office:value-type="float" office:value="128">
            <text:p>128</text:p>
          </table:table-cell>
          <table:table-cell table:formula="of:=[.H29]*([.J29]+[.K29])+[.I29]" office:value-type="float" office:value="148">
            <text:p>148</text:p>
          </table:table-cell>
          <table:table-cell office:value-type="float" office:value="0">
            <text:p>0</text:p>
          </table:table-cell>
          <table:table-cell table:style-name="ce4" table:formula="of:=[.B29]*[.C29]+[.D29]" office:value-type="float" office:value="18944">
            <text:p>18944</text:p>
          </table:table-cell>
          <table:table-cell table:formula="of:=[.B29]*[.H29]" office:value-type="float" office:value="512">
            <text:p>512</text:p>
          </table:table-cell>
          <table:table-cell/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32 - LOG([.B29];2)" office:value-type="float" office:value="25">
            <text:p>2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8 way set associative</text:p>
          </table:table-cell>
          <table:table-cell office:value-type="float" office:value="64">
            <text:p>64</text:p>
          </table:table-cell>
          <table:table-cell table:formula="of:=[.H30]*([.J30]+[.K30])+[.I30]" office:value-type="float" office:value="304">
            <text:p>304</text:p>
          </table:table-cell>
          <table:table-cell office:value-type="float" office:value="0">
            <text:p>0</text:p>
          </table:table-cell>
          <table:table-cell table:formula="of:=[.B30]*[.C30]+[.D30]" office:value-type="float" office:value="19456">
            <text:p>19456</text:p>
          </table:table-cell>
          <table:table-cell table:formula="of:=[.B30]*[.H30]" office:value-type="float" office:value="512">
            <text:p>512</text:p>
          </table:table-cell>
          <table:table-cell/>
          <table:table-cell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32 - LOG([.B30];2)"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 way hash associative</text:p>
          </table:table-cell>
          <table:table-cell office:value-type="float" office:value="256">
            <text:p>256</text:p>
          </table:table-cell>
          <table:table-cell table:formula="of:=[.H31]*([.J31]+[.K31])+[.I31]"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[.B31]*[.C31]+[.D31]" office:value-type="float" office:value="17152">
            <text:p>17152</text:p>
          </table:table-cell>
          <table:table-cell table:formula="of:=[.B31]*[.H31]" office:value-type="float" office:value="512">
            <text:p>512</text:p>
          </table:table-cell>
          <table:table-cell/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32 - LOG([.B31];2) - 2"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 way hash associative</text:p>
          </table:table-cell>
          <table:table-cell office:value-type="float" office:value="128">
            <text:p>128</text:p>
          </table:table-cell>
          <table:table-cell table:formula="of:=[.H32]*([.J32]+[.K32])+[.I32]" office:value-type="float" office:value="140">
            <text:p>140</text:p>
          </table:table-cell>
          <table:table-cell office:value-type="float" office:value="0">
            <text:p>0</text:p>
          </table:table-cell>
          <table:table-cell table:formula="of:=[.B32]*[.C32]+[.D32]" office:value-type="float" office:value="17920">
            <text:p>17920</text:p>
          </table:table-cell>
          <table:table-cell table:formula="of:=[.B32]*[.H32]" office:value-type="float" office:value="512">
            <text:p>512</text:p>
          </table:table-cell>
          <table:table-cell/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32 - LOG([.B32];2) - 2" office:value-type="float" office:value="23">
            <text:p>2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8 way hash associative</text:p>
          </table:table-cell>
          <table:table-cell office:value-type="float" office:value="64">
            <text:p>64</text:p>
          </table:table-cell>
          <table:table-cell table:formula="of:=[.H33]*([.J33]+[.K33])+[.I33]" office:value-type="float" office:value="288">
            <text:p>288</text:p>
          </table:table-cell>
          <table:table-cell office:value-type="float" office:value="0">
            <text:p>0</text:p>
          </table:table-cell>
          <table:table-cell table:style-name="ce5" table:formula="of:=[.B33]*[.C33]+[.D33]" office:value-type="float" office:value="18432">
            <text:p>18432</text:p>
          </table:table-cell>
          <table:table-cell table:formula="of:=[.B33]*[.H33]" office:value-type="float" office:value="512">
            <text:p>512</text:p>
          </table:table-cell>
          <table:table-cell/>
          <table:table-cell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32 - LOG([.B33];2) - 2"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7"/>
          <table:table-cell table:style-name="ce6"/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ways</text:p>
          </table:table-cell>
          <table:table-cell office:value-type="string">
            <text:p>LRU Over Head</text:p>
          </table:table-cell>
          <table:table-cell office:value-type="string">
            <text:p>tag size</text:p>
          </table:table-cell>
          <table:table-cell office:value-type="string">
            <text:p>way size</text:p>
          </table:table-cell>
        </table:table-row>
        <table:table-row table:style-name="ro1">
          <table:table-cell office:value-type="string">
            <text:p>Victim Cach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H37]*([.J37]+[.K37])+[.I37]" office:value-type="float" office:value="520">
            <text:p>520</text:p>
          </table:table-cell>
          <table:table-cell office:value-type="float" office:value="0">
            <text:p>0</text:p>
          </table:table-cell>
          <table:table-cell table:style-name="ce4" table:formula="of:=[.B37]*[.C37]+[.D37]" office:value-type="float" office:value="520">
            <text:p>520</text:p>
          </table:table-cell>
          <table:table-cell office:value-type="float" office:value="8">
            <text:p>8</text:p>
          </table:table-cell>
          <table:table-cell/>
          <table:table-cell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1">
          <table:table-cell table:number-columns-repeated="7"/>
          <table:table-cell table:style-name="ce6"/>
          <table:table-cell table:number-columns-repeated="3"/>
        </table:table-row>
        <table:table-row table:style-name="ro3">
          <table:table-cell table:number-columns-repeated="11"/>
        </table:table-row>
        <table:table-row table:style-name="ro1">
          <table:table-cell office:value-type="string">
            <text:p>Return Address Stac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B41]*[.C41]+[.D41]" office:value-type="float" office:value="736">
            <text:p>736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1">
          <table:table-cell/>
          <table:table-cell office:value-type="string">
            <text:p>Limit</text:p>
          </table:table-cell>
          <table:table-cell office:value-type="string">
            <text:p>Configuration</text:p>
          </table:table-cell>
          <table:table-cell office:value-type="string">
            <text:p>BTB</text:p>
          </table:table-cell>
          <table:table-cell office:value-type="string">
            <text:p>PC Rel</text:p>
          </table:table-cell>
          <table:table-cell table:number-columns-repeated="6"/>
        </table:table-row>
        <table:table-row table:style-name="ro1">
          <table:table-cell office:value-type="string">
            <text:p>BTB Configuration</text:p>
          </table:table-cell>
          <table:table-cell table:style-name="ce2" table:formula="of:=[.E13]" office:value-type="float" office:value="35829">
            <text:p>35829</text:p>
          </table:table-cell>
          <table:table-cell table:style-name="ce3" table:formula="of:=[.E19]+[.E29]+2*[.E37]+[.E41]" office:value-type="float" office:value="35824">
            <text:p>35824</text:p>
          </table:table-cell>
          <table:table-cell table:number-columns-repeated="2" office:value-type="string">
            <text:p>4 way set</text:p>
          </table:table-cell>
          <table:table-cell office:value-type="string">
            <text:p>2 victim buffers</text:p>
          </table:table-cell>
          <table:table-cell office:value-type="string">
            <text:p>23 RA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9:20:05</meta:creation-date>
    <dc:date>2013-03-17T21:19:00</dc:date>
    <meta:editing-duration>PT1H46M7S</meta:editing-duration>
    <meta:editing-cycles>28</meta:editing-cycles>
    <meta:generator>LibreOffice/3.6$Linux_X86_64 LibreOffice_project/360m1$Build-3</meta:generator>
    <meta:document-statistic meta:table-count="1" meta:cell-count="225" meta:object-count="0"/>
  </office:meta>
</office:document-meta>
</file>